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652cm"/>
    </style:style>
    <style:style style:name="table1.B" style:family="table-column">
      <style:table-column-properties style:column-width="8.36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8.167cm" table:align="margins"/>
    </style:style>
    <style:style style:name="Tabella1.A" style:family="table-column">
      <style:table-column-properties style:column-width="4.083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ame" text:name="name"/>
        <text:user-field-decl office:value-type="string" office:string-value="table1.firstName" text:name="table1.firstName"/>
        <text:user-field-decl office:value-type="string" office:string-value="table1.lastName" text:name="table1.lastName"/>
      </text:user-field-decls>
      <text:p text:style-name="Standard">Hello <text:user-field-get text:name="name">name</text:user-field-get>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eader 1</text:p>
          </table:table-cell>
          <table:table-cell table:style-name="table1.B1" office:value-type="string">
            <text:p text:style-name="P1">Header 2</text:p>
          </table:table-cell>
        </table:table-row>
        <table:table-row>
          <table:table-cell table:style-name="table1.A2" office:value-type="string">
            <text:p text:style-name="P2"><text:user-field-get text:name="table1.firstName">table1.firstName</text:user-field-get></text:p>
            <text:list xml:id="list662479656" text:style-name="L1">
              <text:list-item>
                <text:p text:style-name="P4">a</text:p>
              </text:list-item>
              <text:list-item>
                <text:p text:style-name="P4">b</text:p>
              </text:list-item>
              <text:list-item>
                <text:p text:style-name="P4">c</text:p>
              </text:list-item>
            </text:list>
            <text:p text:style-name="P2"/>
          </table:table-cell>
          <table:table-cell table:style-name="table1.B2" office:value-type="string">
            <text:p text:style-name="P2">(<text:user-field-get text:name="table1.lastName">table1.lastName</text:user-field-get>)</text:p>
            <table:table table:name="Tabella1" table:style-name="Tabella1">
              <table:table-column table:style-name="Tabella1.A" table:number-columns-repeated="2"/>
              <table:table-row>
                <table:table-cell table:style-name="Tabella1.A1" office:value-type="string">
                  <text:p text:style-name="Table_20_Contents">a</text:p>
                </table:table-cell>
                <table:table-cell table:style-name="Tabella1.B1" office:value-type="string">
                  <text:p text:style-name="Table_20_Contents">b</text:p>
                </table:table-cell>
              </table:table-row>
              <table:table-row>
                <table:table-cell table:style-name="Tabella1.A2" office:value-type="string">
                  <text:p text:style-name="Table_20_Contents">c</text:p>
                </table:table-cell>
                <table:table-cell table:style-name="Tabella1.B2" office:value-type="string">
                  <text:p text:style-name="Table_20_Contents">d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Table_20_Contents">footer1</text:p>
          </table:table-cell>
          <table:table-cell table:style-name="table1.B2" office:value-type="string">
            <text:p text:style-name="Table_20_Contents">foote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gori </meta:initial-creator>
    <meta:creation-date>2011-06-04T12:14:00</meta:creation-date>
    <dc:date>2011-06-11T10:23:22</dc:date>
    <dc:creator>agori </dc:creator>
    <meta:editing-duration>PT1H34M53S</meta:editing-duration>
    <meta:editing-cycles>10</meta:editing-cycles>
    <meta:generator>LibreOffice/3.3$Linux LibreOffice_project/330m19$Build-202</meta:generator>
    <meta:document-statistic meta:table-count="2" meta:image-count="0" meta:object-count="0" meta:page-count="1" meta:paragraph-count="14" meta:word-count="20" meta:character-count="86"/>
  </office:meta>
</office:document-meta>
</file>